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8A64AE62F8ADA5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Hub Registry Images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This Lecture :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Basic of Docker Hub hub.docker.com</text:p>
              </text:list-item>
              <text:list-item>
                <text:p text:style-name="P4">Find Official and other good public Images</text:p>
              </text:list-item>
              <text:list-item>
                <text:p text:style-name="P4">Download Images and basic of images Ta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Hub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Register yourself on Docker Hub</text:p>
              </text:list-item>
              <text:list-item>
                <text:p text:style-name="P4">Explore Docker Hu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8A64AE62F8ADA5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23:08:28.808948347</dc:date>
    <meta:editing-duration>PT5H33M2S</meta:editing-duration>
    <meta:editing-cycles>12</meta:editing-cycles>
    <meta:generator>LibreOffice/5.1.6.2$Linux_X86_64 LibreOffice_project/10m0$Build-2</meta:generator>
    <meta:document-statistic meta:object-count="53"/>
  </office:meta>
</office:document-meta>
</file>